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style:font-name="Roboto" fo:font-size="10.5pt" fo:letter-spacing="normal" fo:font-style="normal" fo:font-weight="normal" officeooo:paragraph-rsid="0006d4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st part </text:p>
      <text:p text:style-name="P2">1) Album – table</text:p>
      <text:p text:style-name="P2">2) Photos – table</text:p>
      <text:p text:style-name="P2">3) Active storage implementation. ( ability to upload image)</text:p>
      <text:p text:style-name="P2">4) Album -&gt; photos ( associations, validation, error message if not valid)</text:p>
      <text:p text:style-name="P2"/>
      <text:p text:style-name="P2">2nd part </text:p>
      <text:p text:style-name="P2">1) devise gem ( login, signup, reset password)</text:p>
      <text:p text:style-name="P2">2) Dashboard ( list all albums) - hint - album controller, index action</text:p>
      <text:p text:style-name="P2">3) New album button ( dashboard) - ability to create new album - Name - creat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9:59:16.043095692</meta:creation-date>
    <dc:date>2021-12-12T20:03:21.865542743</dc:date>
    <meta:editing-duration>PT4M6S</meta:editing-duration>
    <meta:editing-cycles>1</meta:editing-cycles>
    <meta:document-statistic meta:table-count="0" meta:image-count="0" meta:object-count="0" meta:page-count="1" meta:paragraph-count="9" meta:word-count="68" meta:character-count="381" meta:non-whitespace-character-count="318"/>
    <meta:generator>LibreOffice/6.4.7.2$Linux_X86_64 LibreOffice_project/40$Build-2</meta:generator>
  </office:meta>
</office:document-meta>
</file>